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новить поля таблицы, на основе данных из самой таблицы.</text:p>
      <text:p text:style-name="P1">Т.е. в таблице есть некоторые поля, и если они равны 0, то надо ему присвоить индекс этой записи</text:p>
      <text:p text:style-name="P1"/>
      <text:p text:style-name="P1"><text:s/>UPDATE `bestpl_shop_networks` AS tbl<text:line-break/> SET `chains_net_id` = tbl.id<text:line-break/> WHERE `chains_net_id`=0</text:p>
      <text:p text:style-name="P1"/>
      <text:p text:style-name="P1"/>
      <text:p text:style-name="P1"/>
      <text:p text:style-name="P1"/>
      <text:p text:style-name="P1"/>
      <text:p text:style-name="P1">Избавится от Using filesort <text:s text:c="4"/>при использовании <text:s text:c="2"/>GROUP BY <text:s text:c="2"/>можно добавив строку <text:s/>ORDER BY NULL. <text:s/>Однако это не поможет убрать Using temporary <text:s/>..</text:p>
      <text:p text:style-name="P1"><text:a xlink:type="simple" xlink:href="http://habrahabr.ru/blogs/mysql/38907/">http://habrahabr.ru/blogs/mysql/38907/</text:a></text:p>
      <text:p text:style-name="P1">http://sqlinfo.ru/forum/viewtopic.php?id=47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</meta:initial-creator>
    <meta:creation-date>2011-05-11T13:42:13</meta:creation-date>
    <dc:date>2011-06-16T15:32:52</dc:date>
    <dc:creator>Pavel </dc:creator>
    <meta:editing-duration>PT7M6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1" meta:paragraph-count="6" meta:word-count="61" meta:character-count="476"/>
  </office:meta>
</office:document-meta>
</file>